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text-properties fo:font-size="32pt" officeooo:rsid="000740d6" officeooo:paragraph-rsid="000740d6" style:font-size-asian="32pt" style:font-size-complex="32pt"/>
    </style:style>
    <style:style style:name="P3" style:family="paragraph" style:parent-style-name="Standard">
      <style:text-properties style:font-name="Droid Sans"/>
    </style:style>
    <style:style style:name="P4" style:family="paragraph" style:parent-style-name="Standard">
      <style:text-properties style:font-name="Droid Sans" fo:font-size="15pt" officeooo:rsid="000740d6" officeooo:paragraph-rsid="000740d6" style:font-size-asian="15pt" style:font-size-complex="15pt"/>
    </style:style>
    <style:style style:name="P5" style:family="paragraph" style:parent-style-name="Standard">
      <style:text-properties style:font-name="Droid Sans" fo:font-size="15pt" fo:font-weight="bold" officeooo:rsid="000740d6" officeooo:paragraph-rsid="000740d6" style:font-size-asian="15pt" style:font-weight-asian="bold" style:font-size-complex="15pt" style:font-weight-complex="bold"/>
    </style:style>
    <style:style style:name="P6" style:family="paragraph" style:parent-style-name="Standard">
      <style:paragraph-properties fo:text-align="justify" style:justify-single-word="false"/>
      <style:text-properties style:font-name="Droid Sans" fo:font-size="15pt" fo:font-weight="bold" officeooo:rsid="00083798" officeooo:paragraph-rsid="00083798" style:font-size-asian="15pt" style:font-weight-asian="bold" style:font-size-complex="15pt" style:font-weight-complex="bold"/>
    </style:style>
    <style:style style:name="P7" style:family="paragraph" style:parent-style-name="Standard">
      <style:paragraph-properties fo:text-align="justify" style:justify-single-word="false"/>
      <style:text-properties style:font-name="Droid Sans" fo:font-size="15pt" fo:font-weight="bold" officeooo:rsid="00094a05" officeooo:paragraph-rsid="00094a05" style:font-size-asian="15pt" style:font-weight-asian="bold" style:font-size-complex="15pt" style:font-weight-complex="bold"/>
    </style:style>
    <style:style style:name="P8" style:family="paragraph" style:parent-style-name="Standard">
      <style:text-properties style:font-name="Droid Sans" fo:font-size="12pt" style:font-size-asian="12pt" style:font-size-complex="12pt"/>
    </style:style>
    <style:style style:name="P9" style:family="paragraph" style:parent-style-name="Standard">
      <style:text-properties style:font-name="Droid Sans" fo:font-size="12pt" officeooo:rsid="000740d6" officeooo:paragraph-rsid="000740d6" style:font-size-asian="12pt" style:font-size-complex="12pt"/>
    </style:style>
    <style:style style:name="P10" style:family="paragraph" style:parent-style-name="Standard">
      <style:paragraph-properties fo:text-align="justify" style:justify-single-word="false"/>
      <style:text-properties style:font-name="Droid Sans" fo:font-size="12pt" officeooo:rsid="000740d6" officeooo:paragraph-rsid="000740d6" style:font-size-asian="12pt" style:font-size-complex="12pt"/>
    </style:style>
    <style:style style:name="P11" style:family="paragraph" style:parent-style-name="Standard">
      <style:paragraph-properties fo:text-align="justify" style:justify-single-word="false"/>
      <style:text-properties style:font-name="Droid Sans" fo:font-size="12pt" style:font-size-asian="12pt" style:font-size-complex="12pt"/>
    </style:style>
    <style:style style:name="P12" style:family="paragraph" style:parent-style-name="Standard">
      <style:paragraph-properties fo:text-align="justify" style:justify-single-word="false"/>
      <style:text-properties style:font-name="Droid Sans" fo:font-size="12pt" officeooo:rsid="00083798" officeooo:paragraph-rsid="00083798" style:font-size-asian="12pt" style:font-size-complex="12pt"/>
    </style:style>
    <style:style style:name="P13" style:family="paragraph" style:parent-style-name="Standard">
      <style:paragraph-properties fo:text-align="justify" style:justify-single-word="false"/>
      <style:text-properties style:font-name="Droid Sans" fo:font-size="12pt" officeooo:rsid="00094a05" officeooo:paragraph-rsid="00094a05" style:font-size-asian="12pt" style:font-size-complex="12pt"/>
    </style:style>
    <style:style style:name="P14" style:family="paragraph" style:parent-style-name="Standard">
      <style:text-properties fo:font-size="15pt" fo:font-weight="bold" officeooo:rsid="000740d6" officeooo:paragraph-rsid="000740d6" style:font-size-asian="15pt" style:font-weight-asian="bold" style:font-size-complex="15pt" style:font-weight-complex="bold"/>
    </style:style>
    <style:style style:name="P15" style:family="paragraph" style:parent-style-name="Standard">
      <style:text-properties officeooo:rsid="00094a05" officeooo:paragraph-rsid="00094a05"/>
    </style:style>
    <style:style style:name="P16" style:family="paragraph" style:parent-style-name="Header">
      <style:text-properties fo:font-size="20pt" officeooo:rsid="000740d6" officeooo:paragraph-rsid="000740d6" style:font-size-asian="20pt" style:font-size-complex="20pt"/>
    </style:style>
    <style:style style:name="P17" style:family="paragraph">
      <style:paragraph-properties fo:text-align="center"/>
      <style:text-properties fo:font-size="26pt" fo:font-weight="bold" style:font-size-asian="26pt" style:font-weight-asian="bold" style:font-size-complex="26pt" style:font-weight-complex="bold"/>
    </style:style>
    <style:style style:name="P18" style:family="paragraph">
      <style:paragraph-properties fo:text-align="center"/>
      <style:text-properties fo:font-size="20pt" fo:font-weight="bold" style:font-size-asian="20pt" style:font-weight-asian="bold" style:font-size-complex="20pt" style:font-weight-complex="bold"/>
    </style:style>
    <style:style style:name="P19" style:family="paragraph">
      <style:paragraph-properties fo:text-align="center"/>
    </style:style>
    <style:style style:name="P20" style:family="paragraph">
      <style:paragraph-properties fo:text-align="center"/>
      <style:text-properties fo:font-size="15pt" style:font-size-asian="15pt" style:font-size-complex="15pt"/>
    </style:style>
    <style:style style:name="P21" style:family="paragraph">
      <style:paragraph-properties fo:text-align="center"/>
      <style:text-properties fo:font-size="12pt"/>
    </style:style>
    <style:style style:name="T1" style:family="text">
      <style:text-properties style:font-name="Droid Sans"/>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5pt" style:font-size-asian="15pt" style:font-size-complex="15pt"/>
    </style:style>
    <style:style style:name="T5" style:family="text">
      <style:text-properties fo:font-size="18pt" style:font-size-asian="18pt" style:font-size-complex="18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ffd32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ff99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line text:anchor-type="paragraph" draw:z-index="33" draw:style-name="gr7" draw:text-style-name="P19" svg:x1="11.883cm" svg:y1="22.117cm" svg:x2="12.338cm" svg:y2="22.502cm"><text:p/></draw:line><draw:line text:anchor-type="paragraph" draw:z-index="32" draw:style-name="gr7" draw:text-style-name="P19" svg:x1="11.883cm" svg:y1="22.118cm" svg:x2="12.208cm" svg:y2="21.779cm"><text:p/></draw:line><draw:line text:anchor-type="paragraph" draw:z-index="31" draw:style-name="gr7" draw:text-style-name="P19" svg:x1="6.295cm" svg:y1="22.049cm" svg:x2="6.066cm" svg:y2="22.396cm"><text:p/></draw:line><draw:line text:anchor-type="paragraph" draw:z-index="30" draw:style-name="gr7" draw:text-style-name="P19" svg:x1="6.034cm" svg:y1="21.706cm" svg:x2="6.36cm" svg:y2="22.048cm"><text:p/></draw:line><draw:rect text:anchor-type="paragraph" draw:z-index="29" draw:style-name="gr7" draw:text-style-name="P19" svg:width="0.1cm" svg:height="0.098cm" svg:x="13.612cm" svg:y="20.223cm"><text:p/></draw:rect><draw:rect text:anchor-type="paragraph" draw:z-index="28" draw:style-name="gr5" draw:text-style-name="P20" svg:width="3.072cm" svg:height="1.673cm" svg:x="3.485cm" svg:y="19.311cm"><text:p text:style-name="P20"><text:span text:style-name="T4"/></text:p><text:p text:style-name="P20"><text:span text:style-name="T4">Coverage </text:span></text:p><text:p text:style-name="P20"><text:span text:style-name="T4">collector</text:span></text:p><text:p text:style-name="P20"><text:span text:style-name="T4"/></text:p></draw:rect><draw:custom-shape text:anchor-type="paragraph" draw:z-index="27" draw:style-name="gr8" svg:width="1.112cm" svg:height="0.622cm" svg:x="6.556cm" svg:y="19.99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6" draw:style-name="gr9" draw:text-style-name="P20" svg:width="3.56cm" svg:height="1.765cm" svg:x="7.668cm" svg:y="19.129cm"><text:p text:style-name="P19"><text:span text:style-name="T4"/></text:p><text:p text:style-name="P19"><text:span text:style-name="T4">Spi Bus </text:span></text:p><text:p text:style-name="P19"><text:span text:style-name="T4">Monitor</text:span></text:p><text:p text:style-name="P19"><text:span text:style-name="T4"/></text:p></draw:rect><draw:custom-shape text:anchor-type="paragraph" draw:z-index="25" draw:style-name="gr8" svg:width="0.556cm" svg:height="3.439cm" svg:x="8.55cm" svg:y="15.6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23" draw:style-name="gr7" draw:text-style-name="P19" svg:x1="15.606cm" svg:y1="22.117cm" svg:x2="15.572cm" svg:y2="18.062cm"><text:p/></draw:line><draw:line text:anchor-type="paragraph" draw:z-index="22" draw:style-name="gr7" draw:text-style-name="P19" svg:x1="11.882cm" svg:y1="22.117cm" svg:x2="15.606cm" svg:y2="22.117cm"><text:p/></draw:line><draw:rect text:anchor-type="paragraph" draw:z-index="21" draw:style-name="gr5" draw:text-style-name="P21" svg:width="5.524cm" svg:height="1.504cm" svg:x="6.361cm" svg:y="21.204cm"><text:p text:style-name="P21"><text:span text:style-name="T5">Scoreboard</text:span></text:p><text:p text:style-name="P21"/></draw:rect><draw:line text:anchor-type="paragraph" draw:z-index="20" draw:style-name="gr7" draw:text-style-name="P19" svg:x1="2.833cm" svg:y1="22.043cm" svg:x2="6.296cm" svg:y2="22.048cm"><text:p/></draw:line><draw:line text:anchor-type="paragraph" draw:z-index="19" draw:style-name="gr7" draw:text-style-name="P19" svg:x1="2.799cm" svg:y1="18.389cm" svg:x2="2.833cm" svg:y2="22.044cm"><text:p/></draw:line><draw:rect text:anchor-type="paragraph" draw:z-index="18" draw:style-name="gr6" draw:text-style-name="P19" svg:width="3.987cm" svg:height="1.112cm" svg:x="1.035cm" svg:y="16.413cm"><text:p text:style-name="P19">Protocol checker</text:p></draw:rect><draw:rect text:anchor-type="paragraph" draw:z-index="17" draw:style-name="gr5" draw:text-style-name="P20" svg:width="5.522cm" svg:height="4.548cm" svg:x="0.288cm" svg:y="13.203cm"><text:p text:style-name="P20"><text:span text:style-name="T4">Spi -slave monitor</text:span></text:p></draw:rect><draw:ellipse text:anchor-type="paragraph" draw:z-index="16" draw:style-name="gr5" draw:text-style-name="P19" svg:width="3.335cm" svg:height="2.303cm" svg:x="3.438cm" svg:y="10.287cm"><text:p text:style-name="P19">Spi-slave driver</text:p></draw:ellipse><draw:ellipse text:anchor-type="paragraph" draw:z-index="15" draw:style-name="gr5" draw:text-style-name="P19" svg:width="3.335cm" svg:height="2.303cm" svg:x="-0.901cm" svg:y="10.34cm"><text:p text:style-name="P19">sequencer</text:p></draw:ellipse><draw:rect text:anchor-type="paragraph" draw:z-index="13" draw:style-name="gr6" draw:text-style-name="P19" svg:width="3.987cm" svg:height="1.112cm" svg:x="12.566cm" svg:y="16.087cm"><text:p text:style-name="P19">Protocol checker</text:p></draw:rect><draw:rect text:anchor-type="paragraph" draw:z-index="12" draw:style-name="gr5" draw:text-style-name="P20" svg:width="5.522cm" svg:height="4.548cm" svg:x="11.818cm" svg:y="12.876cm"><text:p text:style-name="P20"><text:span text:style-name="T4">Spi -master monitor</text:span></text:p></draw:rect><draw:ellipse text:anchor-type="paragraph" draw:z-index="11" draw:style-name="gr5" draw:text-style-name="P19" svg:width="3.335cm" svg:height="2.303cm" svg:x="14.968cm" svg:y="9.961cm"><text:p text:style-name="P19">sequencer</text:p></draw:ellipse><draw:ellipse text:anchor-type="paragraph" draw:z-index="10" draw:style-name="gr5" draw:text-style-name="P19" svg:width="3.335cm" svg:height="2.303cm" svg:x="10.629cm" svg:y="10.014cm"><text:p text:style-name="P19">Spi master driver</text:p></draw:ellipse><draw:rect text:anchor-type="paragraph" draw:z-index="9" draw:style-name="gr4" draw:text-style-name="P19" svg:width="8.362cm" svg:height="8.335cm" svg:x="10.38cm" svg:y="9.728cm"><text:p/></draw:rect><draw:line text:anchor-type="paragraph" draw:z-index="8" draw:style-name="gr3" draw:text-style-name="P19" svg:x1="0.866cm" svg:y1="7.976cm" svg:x2="0.866cm" svg:y2="9.987cm"><text:p/></draw:line><draw:line text:anchor-type="paragraph" draw:z-index="7" draw:style-name="gr3" draw:text-style-name="P19" svg:x1="16.662cm" svg:y1="7.976cm" svg:x2="16.688cm" svg:y2="9.722cm"><text:p/></draw:line><draw:line text:anchor-type="paragraph" draw:z-index="6" draw:style-name="gr3" draw:text-style-name="P19" svg:x1="0.866cm" svg:y1="7.976cm" svg:x2="0.866cm" svg:y2="9.987cm"><text:p/></draw:line><draw:line text:anchor-type="paragraph" draw:z-index="5" draw:style-name="gr3" draw:text-style-name="P19" svg:x1="8.289cm" svg:y1="7.976cm" svg:x2="16.662cm" svg:y2="7.976cm"><text:p/></draw:line><draw:line text:anchor-type="paragraph" draw:z-index="4" draw:style-name="gr3" draw:text-style-name="P19" svg:x1="8.288cm" svg:y1="7.983cm" svg:x2="0.866cm" svg:y2="7.976cm"><text:p/></draw:line><draw:line text:anchor-type="paragraph" draw:z-index="3" draw:style-name="gr3" draw:text-style-name="P19" svg:x1="8.255cm" svg:y1="6.35cm" svg:x2="8.289cm" svg:y2="7.983cm"><text:p/></draw:line><draw:rect text:anchor-type="paragraph" draw:z-index="0" draw:style-name="gr1" draw:text-style-name="P17" svg:width="14.96cm" svg:height="1.601cm" svg:x="1.004cm" svg:y="1.125cm"><text:p text:style-name="P17"><text:span text:style-name="T2">Test suites</text:span></text:p></draw:rect><draw:rect text:anchor-type="paragraph" draw:z-index="14" draw:style-name="gr4" draw:text-style-name="P19" svg:width="8.362cm" svg:height="8.335cm" svg:x="-1.15cm" svg:y="10.054cm"><text:p/></draw:rect><draw:line text:anchor-type="paragraph" draw:z-index="37" draw:style-name="gr7" draw:text-style-name="P19" svg:x1="-0.074cm" svg:y1="0.566cm" svg:x2="-0.108cm" svg:y2="6.641cm"><text:p/></draw:line><draw:line text:anchor-type="paragraph" draw:z-index="39" draw:style-name="gr7" draw:text-style-name="P19" svg:x1="16.78cm" svg:y1="6.576cm" svg:x2="16.78cm" svg:y2="0.533cm"><text:p/></draw:line><draw:line text:anchor-type="paragraph" draw:z-index="40" draw:style-name="gr7" draw:text-style-name="P19" svg:x1="-0.108cm" svg:y1="0.567cm" svg:x2="16.779cm" svg:y2="0.533cm"><text:p/></draw:line></text:p>
      <text:p text:style-name="P1"/>
      <text:p text:style-name="Standard"><draw:custom-shape text:anchor-type="paragraph" draw:z-index="1" draw:style-name="gr2" svg:width="0.948cm" svg:height="0.913cm" svg:x="7.765cm" svg:y="0.129cm"><text:p/><draw:enhanced-geometry svg:viewBox="0 0 21600 21600" draw:text-areas="?f0 0 ?f2 ?f5" draw:type="down-arrow" draw:modifiers="13885.714285714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rect text:anchor-type="paragraph" draw:z-index="36" draw:style-name="gr10" draw:text-style-name="P18" svg:width="12.217cm" svg:height="0.851cm" svg:x="2.342cm" svg:y="0.099cm"><text:p text:style-name="P18"><text:span text:style-name="T3">Virtual sequence</text:span></text:p></draw:rect></text:p>
      <text:p text:style-name="Standard"/>
      <text:p text:style-name="Standard"/>
      <text:p text:style-name="Standard"><draw:rect text:anchor-type="paragraph" draw:z-index="2" draw:style-name="gr1" draw:text-style-name="P18" svg:width="14.013cm" svg:height="0.918cm" svg:x="1.625cm" svg:y="0.402cm"><text:p text:style-name="P18"><text:span text:style-name="T3">Virtual sequencer</text:span></text:p></draw:rect></text:p>
      <text:p text:style-name="Standard"/>
      <text:p text:style-name="Standard"/>
      <text:p text:style-name="Standard"><draw:line text:anchor-type="paragraph" draw:z-index="38" draw:style-name="gr7" draw:text-style-name="P19" svg:x1="-0.074cm" svg:y1="0.15cm" svg:x2="16.78cm" svg:y2="0.085cm"><text:p/></draw:line></text:p>
      <text:p text:style-name="Standard"/>
      <text:p text:style-name="Standard"><draw:line text:anchor-type="paragraph" draw:z-index="41" draw:style-name="gr7" draw:text-style-name="P19" svg:x1="8.059cm" svg:y1="0.222cm" svg:x2="8.288cm" svg:y2="0.518cm"><text:p/></draw:line><draw:line text:anchor-type="paragraph" draw:z-index="42" draw:style-name="gr7" draw:text-style-name="P19" svg:x1="8.289cm" svg:y1="0.512cm" svg:x2="8.582cm" svg:y2="0.254cm"><text:p/></draw:line></text:p>
      <text:p text:style-name="Standard"/>
      <text:p text:style-name="Standard"/>
      <text:p text:style-name="Standard"/>
      <text:p text:style-name="Standard"><draw:line text:anchor-type="paragraph" draw:z-index="35" draw:style-name="gr7" draw:text-style-name="P19" svg:x1="16.688cm" svg:y1="0.31cm" svg:x2="16.683cm" svg:y2="0.548cm"><text:p/></draw:line><draw:line text:anchor-type="paragraph" draw:z-index="45" draw:style-name="gr7" draw:text-style-name="P19" svg:x1="16.683cm" svg:y1="0.549cm" svg:x2="16.454cm" svg:y2="0.316cm"><text:p/></draw:line><draw:line text:anchor-type="paragraph" draw:z-index="46" draw:style-name="gr7" draw:text-style-name="P19" svg:x1="16.683cm" svg:y1="0.549cm" svg:x2="16.879cm" svg:y2="0.316cm"><text:p/></draw:line></text:p>
      <text:p text:style-name="Standard"><draw:line text:anchor-type="paragraph" draw:z-index="34" draw:style-name="gr7" draw:text-style-name="P19" svg:x1="0.866cm" svg:y1="0.088cm" svg:x2="0.873cm" svg:y2="0.441cm"><text:p/></draw:line><draw:line text:anchor-type="paragraph" draw:z-index="43" draw:style-name="gr7" draw:text-style-name="P19" svg:x1="0.677cm" svg:y1="0.155cm" svg:x2="0.866cm" svg:y2="0.441cm"><text:p/></draw:line><draw:line text:anchor-type="paragraph" draw:z-index="44" draw:style-name="gr7" draw:text-style-name="P19" svg:x1="0.873cm" svg:y1="0.441cm" svg:x2="1.134cm" svg:y2="0.155cm"><text:p/></draw:line></text:p>
      <text:p text:style-name="Standard"/>
      <text:p text:style-name="Standard"/>
      <text:p text:style-name="Standard"/>
      <text:p text:style-name="Standard"/>
      <text:p text:style-name="Standard"/>
      <text:p text:style-name="P15">`</text:p>
      <text:p text:style-name="Standard"/>
      <text:p text:style-name="Standard"/>
      <text:p text:style-name="Standard"/>
      <text:p text:style-name="Standard"><draw:custom-shape text:anchor-type="paragraph" draw:z-index="24" draw:style-name="gr8" svg:width="6.01cm" svg:height="0.719cm" svg:x="6.036cm" svg:y="0.3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Test-Suite: <text:s/></text:p>
      <text:p text:style-name="P4"/>
      <text:p text:style-name="P10">Test-suite consists of all the test-cases for checking the specific key features of the DUV and the functionality in a constrained random mode. The test-case is of the form constrained random mode or direct random test-case. The test is regressively performed on the design and analyzed. It normally contains set of stimulus for running the design.</text:p>
      <text:p text:style-name="P11"/>
      <text:p text:style-name="P8"/>
      <text:p text:style-name="P5">Virtual Sequencer:</text:p>
      <text:p text:style-name="P4"/>
      <text:p text:style-name="P3">Generally the sequencer generates random sequences for verifying the key properties of the design. The generated sequence is called as top level sequence and splitted into corresponding level base and primitive sequences. Thus the virtual sequencer verifies the functionality of each sub-component by driving/forcing them with the set of sequences.</text:p>
      <text:p text:style-name="P3"/>
      <text:p text:style-name="Standard"/>
      <text:p text:style-name="P14"><text:span text:style-name="T1">Driver</text:span>:</text:p>
      <text:p text:style-name="P14"/>
      <text:p text:style-name="P9">Driver is the component which interfaces or forces all other components to respond accordingly to the feeded stimulus (i.es imply it drives the input to the corresponding blocks).</text:p>
      <text:p text:style-name="P9"/>
      <text:p text:style-name="P5">Monitor:</text:p>
      <text:p text:style-name="P5"/>
      <text:p text:style-name="P10">The monitor watches all the data transactions of the all the components and reports the result to the coverage collector. It has a TLM port for analysis and virtual interface to handle the points of the DUV signals.</text:p>
      <text:p text:style-name="P10"/>
      <text:p text:style-name="P10"/>
      <text:p text:style-name="P6">Protocol checker: <text:s/></text:p>
      <text:p text:style-name="P6"/>
      <text:p text:style-name="P12">In this module, the DUV functionality is verified, the interface compliance is also checked with the temporal behavior of the inputs. Also the responses are monitored for all the</text:p>
      <text:p text:style-name="P12">combinations of the input sequences.</text:p>
      <text:p text:style-name="P12"/>
      <text:p text:style-name="P12"/>
      <text:p text:style-name="P6">SPI Bus monitor:</text:p>
      <text:p text:style-name="P6"/>
      <text:p text:style-name="P12">Bus monitor screens the functional operation of individual components and connects the master/slave monitor. Finally the transactions are collected in the coverage collector as</text:p>
      <text:p text:style-name="P12">database.</text:p>
      <text:p text:style-name="P12"/>
      <text:p text:style-name="P13"/>
      <text:p text:style-name="P13"/>
      <text:p text:style-name="P13"><text:soft-page-break/></text:p>
      <text:p text:style-name="P7">Coverage Collector :</text:p>
      <text:p text:style-name="P13"/>
      <text:p text:style-name="P13">Coverage collector collects all the code coverage information like branch, statement and FSM in the DUV is covered by the specified test-case or not. Normally the verification engineers aim for 100% of coverage during the functional ver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0pt" officeooo:rsid="000740d6" officeooo:paragraph-rsid="000740d6" style:font-size-asian="20pt" style:font-size-complex="2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PI VERIFICATION INTELLECTUAL PROTOC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2:25:42.845026682</meta:creation-date>
    <dc:date>2019-05-24T13:22:29.192557138</dc:date>
    <meta:editing-duration>PT41M24S</meta:editing-duration>
    <meta:editing-cycles>4</meta:editing-cycles>
    <meta:generator>LibreOffice/4.2.8.2$Linux_x86 LibreOffice_project/420m0$Build-2</meta:generator>
    <meta:document-statistic meta:table-count="0" meta:image-count="0" meta:object-count="0" meta:page-count="3" meta:paragraph-count="18" meta:word-count="293" meta:character-count="1904" meta:non-whitespace-character-count="1603"/>
  </office:meta>
</office:document-meta>
</file>